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margin-left="0in" fo:margin-right="0in" fo:line-height="115%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.139in" loext:contextual-spacing="false" fo:line-height="150%" fo:text-indent="0in" style:auto-text-indent="false"/>
    </style:style>
    <style:style style:name="P6" style:family="paragraph" style:parent-style-name="Standard" style:list-style-name="WWNum4">
      <style:paragraph-properties fo:margin-left="0.5in" fo:margin-right="0in" fo:line-height="100%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line-height="115%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line-height="115%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line-height="115%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line-height="115%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4">
      <style:paragraph-properties fo:margin-left="0.75in" fo:margin-right="0in" fo:line-height="100%" fo:keep-together="auto" fo:text-indent="-0.25in" style:auto-text-indent="false"/>
    </style:style>
    <style:style style:name="P13" style:family="paragraph" style:parent-style-name="Standard">
      <style:paragraph-properties fo:margin-top="0in" fo:margin-bottom="0.139in" loext:contextual-spacing="false" fo:line-height="100%"/>
    </style:style>
    <style:style style:name="P14" style:family="paragraph" style:parent-style-name="Standard">
      <style:paragraph-properties fo:margin-top="0in" fo:margin-bottom="0.139in" loext:contextual-spacing="false" fo:line-height="100%"/>
      <style:text-properties fo:font-size="10pt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 fo:line-height="150%" fo:orphans="0" fo:widows="0" fo:keep-with-next="always"/>
    </style:style>
    <style:style style:name="P16" style:family="paragraph" style:parent-style-name="Heading_20_1">
      <style:paragraph-properties fo:line-height="115%"/>
    </style:style>
    <style:style style:name="P17" style:family="paragraph" style:parent-style-name="Heading_20_2">
      <style:paragraph-properties fo:line-height="115%"/>
    </style:style>
    <style:style style:name="P18" style:family="paragraph" style:parent-style-name="Heading_20_2">
      <style:paragraph-properties fo:margin-top="0in" fo:margin-bottom="0in" loext:contextual-spacing="false" fo:line-height="100%"/>
    </style:style>
    <style:style style:name="P19" style:family="paragraph" style:parent-style-name="Heading_20_4">
      <style:paragraph-properties fo:line-height="115%"/>
    </style:style>
    <style:style style:name="P20" style:family="paragraph" style:parent-style-name="Heading_20_4">
      <style:paragraph-properties fo:margin-top="0.0835in" fo:margin-bottom="0in" loext:contextual-spacing="false" fo:line-height="115%"/>
    </style:style>
    <style:style style:name="P21" style:family="paragraph" style:parent-style-name="Heading_20_4">
      <style:paragraph-properties fo:margin-top="0in" fo:margin-bottom="0.0835in" loext:contextual-spacing="false" fo:line-height="115%"/>
    </style:style>
    <style:style style:name="P22" style:family="paragraph" style:parent-style-name="Title" style:master-page-name="Standard">
      <style:paragraph-properties fo:margin-top="0.3335in" fo:margin-bottom="0.0835in" loext:contextual-spacing="false" fo:line-height="115%" style:page-number="1"/>
    </style:style>
    <style:style style:name="P23" style:family="paragraph" style:parent-style-name="Heading_20_5">
      <style:paragraph-properties fo:margin-top="0.1528in" fo:margin-bottom="0in" loext:contextual-spacing="false" fo:line-height="115%"/>
    </style:style>
    <style:style style:name="P24" style:family="paragraph" style:parent-style-name="Heading_20_5">
      <style:paragraph-properties fo:margin-top="0.1528in" fo:margin-bottom="0in" loext:contextual-spacing="false" fo:line-height="150%"/>
    </style:style>
    <style:style style:name="P25" style:family="paragraph" style:parent-style-name="Heading_20_5">
      <style:paragraph-properties fo:margin-left="0in" fo:margin-right="0in" fo:margin-top="0in" fo:margin-bottom="0.139in" loext:contextual-spacing="false" fo:line-height="150%" fo:text-indent="0in" style:auto-text-indent="false"/>
    </style:style>
    <style:style style:name="P26" style:family="paragraph" style:parent-style-name="Heading_20_5">
      <style:paragraph-properties fo:margin-top="0.139in" fo:margin-bottom="0in" loext:contextual-spacing="false" fo:line-height="115%"/>
    </style:style>
    <style:style style:name="P27" style:family="paragraph" style:parent-style-name="Heading_20_5">
      <style:paragraph-properties fo:margin-top="0.1528in" fo:margin-bottom="0.139in" loext:contextual-spacing="false" fo:line-height="100%"/>
    </style:style>
    <style:style style:name="P28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34pt" style:font-size-asian="34pt" style:font-size-complex="3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/>
    </style:style>
    <style:style style:name="T6" style:family="text">
      <style:text-properties fo:font-size="10pt" fo:font-style="italic" fo:font-weight="normal" style:font-size-asian="10pt" style:font-style-asian="italic" style:font-weight-asian="normal" style:font-size-complex="10pt"/>
    </style:style>
    <style:style style:name="T7" style:family="text">
      <style:text-properties fo:font-size="10pt" style:text-underline-style="none" style:font-size-asian="10pt" style:font-size-complex="10pt"/>
    </style:style>
    <style:style style:name="T8" style:family="text">
      <style:text-properties fo:font-size="10pt" fo:font-weight="normal" style:font-size-asian="10pt" style:font-weight-asian="normal" style:font-size-complex="10pt"/>
    </style:style>
    <style:style style:name="T9" style:family="text">
      <style:text-properties fo:color="#1155cc" fo:font-size="10pt" style:font-size-asian="10pt" style:font-size-complex="10pt"/>
    </style:style>
    <style:style style:name="T10" style:family="text">
      <style:text-properties fo:color="#1155cc" fo:font-size="10pt" fo:font-style="normal" fo:font-weight="normal" style:font-size-asian="10pt" style:font-style-asian="normal" style:font-weight-asian="normal" style:font-size-complex="10pt"/>
    </style:style>
    <style:style style:name="T11" style:family="text">
      <style:text-properties fo:color="#1155cc" fo:font-size="10pt" fo:font-weight="normal" style:font-size-asian="10pt" style:font-weight-asian="normal" style:font-size-complex="10pt"/>
    </style:style>
    <style:style style:name="T12" style:family="text">
      <style:text-properties fo:color="#1155cc" fo:font-size="10pt" style:text-underline-style="solid" style:text-underline-width="auto" style:text-underline-color="font-color" fo:font-weight="normal" style:font-size-asian="10pt" style:font-weight-asian="normal" style:font-size-complex="10pt"/>
    </style:style>
    <style:style style:name="T13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weight="normal" style:font-weight-asian="normal"/>
    </style:style>
    <style:style style:name="T16" style:family="text">
      <style:text-properties style:text-position="0% 100%" fo:font-size="10pt" fo:font-style="italic" style:font-size-asian="10pt" style:font-style-asian="italic" style:font-size-complex="10pt"/>
    </style:style>
    <style:style style:name="T17" style:family="text"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gjdgxs"/><text:span text:style-name="T1">Curriculum vitae</text:span></text:p>
      <text:p text:style-name="P16"><text:bookmark text:name="_30j0zll"/><text:span text:style-name="T2">Jason D. Moss</text:span></text:p>
      <text:p text:style-name="P4"><text:span text:style-name="T3">Email:</text:span><text:span text:style-name="T4"><text:tab/><text:tab/></text:span><text:a xlink:type="simple" xlink:href="mailto:work@jdmlabs.com" text:style-name="ListLabel_20_46" text:visited-style-name="ListLabel_20_46"><text:span text:style-name="T9">work@jdmlabs.com</text:span></text:a><text:span text:style-name="T4"><text:line-break/></text:span><text:span text:style-name="T3">Phone:</text:span><text:span text:style-name="T4"><text:tab/><text:tab/>+1 (867) 765-8415</text:span></text:p>
      <text:p text:style-name="P1"><text:span text:style-name="T3">Location:</text:span><text:span text:style-name="T4"><text:tab/>Ottawa, Canada</text:span></text:p>
      <text:p text:style-name="P1"><text:span text:style-name="T3">Website:<text:tab/></text:span><text:a xlink:type="simple" xlink:href="https://www.jdmlabs.com/" text:style-name="ListLabel_20_46" text:visited-style-name="ListLabel_20_46"><text:span text:style-name="T9">https://www.jdmlabs.com/</text:span></text:a></text:p>
      <text:p text:style-name="P4"><text:span text:style-name="T3">Resume:</text:span><text:span text:style-name="T4"><text:tab/></text:span><text:a xlink:type="simple" xlink:href="https://github.com/jasondmoss/cv" text:style-name="ListLabel_20_46" text:visited-style-name="ListLabel_20_46"><text:span text:style-name="T9">https://github.com/jasondmoss/cv</text:span></text:a></text:p>
      <text:p text:style-name="P2"/>
      <text:p text:style-name="P17"><text:bookmark text:name="_1fob9te"/><text:span text:style-name="T14">In Brief</text:span></text:p>
      <text:p text:style-name="P1"><text:span text:style-name="T4">I plan, develop, implement and maintain modern web sites, adhering to strict standards and conventions, dealing mostly with Drupal, Laravel and WordPress. I have strong front-end abilities with HTML5, CSS3 and JavaScript.</text:span></text:p>
      <text:p text:style-name="P2"/>
      <text:p text:style-name="P18"><text:bookmark text:name="_3znysh7"/><text:span text:style-name="T14">Technical Skills</text:span><draw:rect text:anchor-type="as-char" style:rel-width="100%" draw:z-index="0" draw:style-name="gr1" draw:text-style-name="P28" svg:width="0.0012in" svg:height="0.0213in"><text:p/></draw:rect></text:p>
      <text:p text:style-name="Standard"/>
      <text:list xml:id="list901628445" text:style-name="WWNum4">
        <text:list-item>
          <text:p text:style-name="P6"><text:span text:style-name="T4">PHP</text:span></text:p>
          <text:list>
            <text:list-item>
              <text:p text:style-name="P12"><text:span text:style-name="T4">Drupal</text:span></text:p>
            </text:list-item>
            <text:list-item>
              <text:p text:style-name="P12"><text:span text:style-name="T4">Laravel</text:span></text:p>
            </text:list-item>
            <text:list-item>
              <text:p text:style-name="P12"><text:span text:style-name="T4">WordPress</text:span></text:p>
            </text:list-item>
            <text:list-item>
              <text:p text:style-name="P12"><text:span text:style-name="T4">Craft CMS</text:span></text:p>
            </text:list-item>
            <text:list-item>
              <text:p text:style-name="P12"><text:span text:style-name="T4">b2evolution</text:span></text:p>
            </text:list-item>
            <text:list-item>
              <text:p text:style-name="P12"><text:span text:style-name="T4">Testing (Unit, Pest)</text:span></text:p>
            </text:list-item>
          </text:list>
        </text:list-item>
        <text:list-item>
          <text:p text:style-name="P11"><text:span text:style-name="T4">JavaScript</text:span></text:p>
        </text:list-item>
        <text:list-item>
          <text:p text:style-name="P11"><text:soft-page-break/><text:span text:style-name="T4">Semantic HTML</text:span></text:p>
        </text:list-item>
        <text:list-item>
          <text:p text:style-name="P11"><text:span text:style-name="T4">Structured Data + SEO</text:span></text:p>
        </text:list-item>
        <text:list-item>
          <text:p text:style-name="P11"><text:span text:style-name="T4">CSS3</text:span></text:p>
        </text:list-item>
        <text:list-item>
          <text:p text:style-name="P11"><text:span text:style-name="T4">Responsive Design</text:span></text:p>
        </text:list-item>
        <text:list-item>
          <text:p text:style-name="P11"><text:span text:style-name="T4">Databases (MySQL, PostgreSQL)</text:span></text:p>
        </text:list-item>
        <text:list-item>
          <text:p text:style-name="P11"><text:span text:style-name="T4">Linux server admin (Apache, scripts)</text:span></text:p>
        </text:list-item>
        <text:list-item>
          <text:p text:style-name="P11"><text:span text:style-name="T4">Version Control Systems (Git, SVN)</text:span></text:p>
        </text:list-item>
      </text:list>
      <text:p text:style-name="P18"><text:bookmark text:name="_3gtu08yf006r"/>Work History<draw:rect text:anchor-type="as-char" style:rel-width="100%" draw:z-index="1" draw:style-name="gr1" draw:text-style-name="P28" svg:width="0.0012in" svg:height="0.0213in"><text:p/></draw:rect></text:p>
      <text:p text:style-name="P20"><text:bookmark text:name="_tyjcwt"/>JdmLabs</text:p>
      <text:p text:style-name="P21"><text:bookmark text:name="_mt1almcf39fy"/><text:a xlink:type="simple" xlink:href="https://www.jdmlabs.com/" text:style-name="ListLabel_20_47" text:visited-style-name="ListLabel_20_47"><text:span text:style-name="T10">https://www.jdmlabs.com/</text:span></text:a></text:p>
      <text:p text:style-name="P1"><text:span text:style-name="T4">Independent Web Developer - Freelance/Contract<text:line-break/></text:span><text:span text:style-name="T5">Oct 2006 — present</text:span><text:span text:style-name="T4"><text:line-break/>Drupal, Laravel, Craft CMS, b2evolution, WordPress, Shopify</text:span></text:p>
      <text:p text:style-name="P2"/>
      <text:p text:style-name="P1"><text:span text:style-name="T4">I have been working as an independent contractor, to varying degrees, for many years now, ranging from custom plug-ins, to complete multilingual + multi-site setups; e-commerce; small websites; and nearly everything in between.</text:span></text:p>
      <text:p text:style-name="P2"/>
      <text:p text:style-name="P20"><text:bookmark text:name="_3dy6vkm"/>Outcrop Communications Ltd.</text:p>
      <text:p text:style-name="P21"><text:bookmark text:name="_9kilgzu4v3dw"/><text:a xlink:type="simple" xlink:href="https://outcrop.com/" text:style-name="ListLabel_20_47" text:visited-style-name="ListLabel_20_47"><text:span text:style-name="T10">https://outcrop.com/</text:span></text:a></text:p>
      <text:p text:style-name="P1"><text:span text:style-name="T4">Web Developer<text:line-break/></text:span><text:span text:style-name="T5">Jul 2017 — Apr 2023</text:span><text:span text:style-name="T4"><text:line-break/>Drupal, WordPress</text:span></text:p>
      <text:p text:style-name="P2"/>
      <text:p text:style-name="P1"><text:span text:style-name="T4">Built and maintained (back-end/front-end) websites and components for many northern Canada companies, institutions and government entities.</text:span></text:p>
      <text:list xml:id="list1783946460" text:style-name="WWNum3">
        <text:list-item>
          <text:p text:style-name="P7"><text:span text:style-name="T4">custom content administration + rendering</text:span></text:p>
        </text:list-item>
        <text:list-item>
          <text:p text:style-name="P7"><text:span text:style-name="T4">third-party content integration</text:span></text:p>
        </text:list-item>
        <text:list-item>
          <text:p text:style-name="P7"><text:soft-page-break/><text:span text:style-name="T4">custom APIs for web + mobile integrations</text:span></text:p>
        </text:list-item>
      </text:list>
      <text:p text:style-name="P2"/>
      <text:p text:style-name="P20"><text:bookmark text:name="_1t3h5sf"/>The Well - Creative Consultants Inc.</text:p>
      <text:p text:style-name="P21"><text:bookmark text:name="_csad1l4p64w"/><text:a xlink:type="simple" xlink:href="https://www.gotothewell.ca/" text:style-name="ListLabel_20_47" text:visited-style-name="ListLabel_20_47"><text:span text:style-name="T10">https://www.gotothewell.ca/</text:span></text:a></text:p>
      <text:p text:style-name="P1"><text:span text:style-name="T4">Independent Web Developer<text:line-break/></text:span><text:span text:style-name="T5">Nov 2016 — 2017</text:span><text:span text:style-name="T4"><text:line-break/>WordPress</text:span></text:p>
      <text:p text:style-name="P2"/>
      <text:p text:style-name="P1"><text:span text:style-name="T4">Responsible for building a tourism activity site with mobile geolocation abilities, contest entry and management.</text:span></text:p>
      <text:p text:style-name="P2"/>
      <text:p text:style-name="P20"><text:bookmark text:name="_4d34og8"/>VERB Interactive Inc.</text:p>
      <text:p text:style-name="P21"><text:bookmark text:name="_qylwk4z78xzb"/><text:a xlink:type="simple" xlink:href="https://www.verbinteractive.com/" text:style-name="ListLabel_20_47" text:visited-style-name="ListLabel_20_47"><text:span text:style-name="T10">https://www.verbinteractive.com/</text:span></text:a></text:p>
      <text:p text:style-name="P1"><text:span text:style-name="T4">Web Developer<text:line-break/></text:span><text:span text:style-name="T5">Mar 2014 — Sept 2016</text:span><text:span text:style-name="T4"><text:line-break/>Drupal, WordPress</text:span></text:p>
      <text:p text:style-name="P2"/>
      <text:p text:style-name="P1"><text:span text:style-name="T4">Built and maintained (back-end/front-end) websites and components for some of the largest travel + destination companies in the industry:</text:span></text:p>
      <text:list xml:id="list3048856126" text:style-name="WWNum5">
        <text:list-item>
          <text:p text:style-name="P8"><text:span text:style-name="T4">custom content administration + rendering</text:span></text:p>
        </text:list-item>
        <text:list-item>
          <text:p text:style-name="P8"><text:span text:style-name="T4">third-party content integration</text:span></text:p>
        </text:list-item>
        <text:list-item>
          <text:p text:style-name="P8"><text:span text:style-name="T4">custom APIs for web + mobile integrations</text:span></text:p>
        </text:list-item>
      </text:list>
      <text:p text:style-name="P20"><text:bookmark text:name="_2s8eyo1"/>Media Mechanics Inc.</text:p>
      <text:p text:style-name="P21"><text:bookmark text:name="_hwm4elc2fwb8"/><text:a xlink:type="simple" xlink:href="https://www.mediamechanics.com/" text:style-name="ListLabel_20_47" text:visited-style-name="ListLabel_20_47"><text:span text:style-name="T10">https://www.mediamechanics.com/</text:span></text:a></text:p>
      <text:p text:style-name="P1"><text:span text:style-name="T4">Web Developer<text:line-break/></text:span><text:span text:style-name="T5">Aug 2012 — May 2013</text:span><text:span text:style-name="T4"><text:line-break/>Drupal, WordPress</text:span></text:p>
      <text:p text:style-name="P2"/>
      <text:p text:style-name="P1"><text:span text:style-name="T4">Contract-based development work:</text:span></text:p>
      <text:list xml:id="list1214397501" text:style-name="WWNum2">
        <text:list-item>
          <text:p text:style-name="P9"><text:soft-page-break/><text:span text:style-name="T4">custom content administration + rendering</text:span></text:p>
        </text:list-item>
        <text:list-item>
          <text:p text:style-name="P9"><text:span text:style-name="T4">third-party content integration</text:span></text:p>
        </text:list-item>
        <text:list-item>
          <text:p text:style-name="P9"><text:span text:style-name="T4">company websites + blogs</text:span></text:p>
        </text:list-item>
      </text:list>
      <text:p text:style-name="P2"/>
      <text:p text:style-name="P20"><text:bookmark text:name="_17dp8vu"/>Revolve Branding + Marketing</text:p>
      <text:p text:style-name="P21"><text:bookmark text:name="_o0zqmauiqwan"/><text:a xlink:type="simple" xlink:href="https://revolve.ca/" text:style-name="ListLabel_20_47" text:visited-style-name="ListLabel_20_47"><text:span text:style-name="T10">https://revolve.ca/</text:span></text:a></text:p>
      <text:p text:style-name="P1"><text:span text:style-name="T4">Web Developer<text:line-break/></text:span><text:span text:style-name="T5">Jan 2011 — Feb 2012</text:span><text:span text:style-name="T4"><text:line-break/>Drupal, WordPress</text:span></text:p>
      <text:p text:style-name="P2"/>
      <text:p text:style-name="P1"><text:span text:style-name="T4">Built and maintained (back-end/front-end) websites and components for local and cross-Canada companies:</text:span></text:p>
      <text:p text:style-name="P2"/>
      <text:list xml:id="list3474739878" text:style-name="WWNum1">
        <text:list-item>
          <text:p text:style-name="P10"><text:span text:style-name="T4">company websites + blogs</text:span></text:p>
        </text:list-item>
        <text:list-item>
          <text:p text:style-name="P10"><text:span text:style-name="T4">third-party content integration</text:span></text:p>
        </text:list-item>
      </text:list>
      <text:p text:style-name="P2"/>
      <text:p text:style-name="P2"/>
      <text:p text:style-name="P18"><text:bookmark text:name="_35nkun2"/><text:span text:style-name="T14">Education</text:span><draw:rect text:anchor-type="as-char" style:rel-width="100%" draw:z-index="2" draw:style-name="gr1" draw:text-style-name="P28" svg:width="0.0012in" svg:height="0.0213in"><text:p/></draw:rect></text:p>
      <text:p text:style-name="P19"><text:bookmark text:name="_4r22ar4dd0yu"/>DeVry Institute of Technology</text:p>
      <text:p text:style-name="P1"><text:span text:style-name="T4">Computer Information Systems<text:line-break/></text:span><text:span text:style-name="T5">2001 — 2003</text:span></text:p>
      <text:p text:style-name="P2"/>
      <text:p text:style-name="P1"><text:span text:style-name="T4">Countless online/offline free/purchased courses, books, conferences and hands-on experiences<text:line-break/></text:span><text:span text:style-name="T5">2001 — present</text:span></text:p>
      <text:p text:style-name="P2"/>
      <text:p text:style-name="P2"/>
      <text:p text:style-name="P18"><text:bookmark text:name="_1ksv4uv"/><text:soft-page-break/><text:span text:style-name="T14">Recommendations</text:span><draw:rect text:anchor-type="as-char" style:rel-width="100%" draw:z-index="3" draw:style-name="gr1" draw:text-style-name="P28" svg:width="0.0012in" svg:height="0.0213in"><text:p/></draw:rect></text:p>
      <text:p text:style-name="Standard"/>
      <text:p text:style-name="P1"><text:span text:style-name="T16">I've worked with Jason in varying capacities for 2-3 years and he is a pleasure, both as a developer and as a person. I've never known Jason to shy away from any challenge in the web development world and this makes him an important part of any project. He writes modern, semantic and well-commented code in both the front-end and back-end arenas. He asks lots of questions, provides solutions, is always eager to learn and is willing to do whatever it takes to see a job through. I'd recommend Jason to anyone.</text:span></text:p>
      <text:p text:style-name="P2"/>
      <text:p text:style-name="P1"><text:span text:style-name="T4"><text:tab/>— Gavin Mullen, </text:span><text:span text:style-name="T5">Director of Technology at VERB Interactive Inc.</text:span></text:p>
      <text:p text:style-name="P17"><text:bookmark text:name="_3rdcrjn"/><text:span text:style-name="T14">Site Samples</text:span></text:p>
      <text:p text:style-name="P1"><text:span text:style-name="T4">These are a few (currently active) sites I have built:</text:span><draw:rect text:anchor-type="as-char" style:rel-width="100%" draw:z-index="4" draw:style-name="gr1" draw:text-style-name="P28" svg:width="0.0012in" svg:height="0.0213in"><text:p/></draw:rect></text:p>
      <text:p text:style-name="P23"><text:bookmark text:name="_26in1rg"/><text:span text:style-name="T17">Drupal</text:span></text:p>
      <text:p text:style-name="P24"><text:bookmark text:name="_m7h5dowq1ccn"/><text:span text:style-name="T3">Northwest Territories Tourism: <text:s/></text:span><text:a xlink:type="simple" xlink:href="https://spectacularnwt.com/what-to-do/aurora" text:style-name="ListLabel_20_48" text:visited-style-name="ListLabel_20_48"><text:span text:style-name="T11">https://spectacularnwt.com/</text:span></text:a></text:p>
      <text:p text:style-name="P25"><text:bookmark text:name="_e83hacl3m3kw"/><text:span text:style-name="T6"><text:s text:c="4"/>sub-sites</text:span><text:span text:style-name="T8">: </text:span><text:a xlink:type="simple" xlink:href="https://media.spectacularnwt.com/" text:style-name="ListLabel_20_49" text:visited-style-name="ListLabel_20_49"><text:span text:style-name="T12">Media</text:span></text:a><text:span text:style-name="T8">, </text:span><text:a xlink:type="simple" xlink:href="https://traveltrade.spectacularnwt.com/learning-centre/brochures-and-downloads" text:style-name="ListLabel_20_49" text:visited-style-name="ListLabel_20_49"><text:span text:style-name="T12">Travel Trade</text:span></text:a></text:p>
      <text:p text:style-name="P13"><text:span text:style-name="T3">Up Here Publishing: <text:s/></text:span><text:a xlink:type="simple" xlink:href="https://uphere.ca/" text:style-name="ListLabel_20_46" text:visited-style-name="ListLabel_20_46"><text:span text:style-name="T9">https://uphere.ca/</text:span></text:a></text:p>
      <text:p text:style-name="P13"><text:span text:style-name="T3">Giant Mine Remediation Project: <text:s/></text:span><text:a xlink:type="simple" xlink:href="https://giantminerp.ca/" text:style-name="ListLabel_20_46" text:visited-style-name="ListLabel_20_46"><text:span text:style-name="T9">https://giantminerp.ca/</text:span></text:a></text:p>
      <text:p text:style-name="P13"><text:span text:style-name="T3">Northwest Territories Power Corporation: <text:s/></text:span><text:a xlink:type="simple" xlink:href="https://www.ntpc.com/" text:style-name="ListLabel_20_46" text:visited-style-name="ListLabel_20_46"><text:span text:style-name="T9">https://www.ntpc.com/</text:span></text:a></text:p>
      <text:p text:style-name="P13"><text:span text:style-name="T3">Inuvialuit Regional Corporation: <text:s/></text:span><text:a xlink:type="simple" xlink:href="https://irc.inuvialuit.com/" text:style-name="ListLabel_20_46" text:visited-style-name="ListLabel_20_46"><text:span text:style-name="T9">https://irc.inuvialuit.com/</text:span></text:a></text:p>
      <text:p text:style-name="P13"><text:span text:style-name="T3">Workers' Safety and Compensation Commission: <text:s/></text:span><text:a xlink:type="simple" xlink:href="https://wscc.nt.ca/" text:style-name="ListLabel_20_46" text:visited-style-name="ListLabel_20_46"><text:span text:style-name="T9">https://wscc.nt.ca/</text:span></text:a></text:p>
      <text:p text:style-name="P15"><text:span text:style-name="T3">Government of Nunavut: <text:s/></text:span><text:a xlink:type="simple" xlink:href="https://gov.nu.ca/" text:style-name="ListLabel_20_46" text:visited-style-name="ListLabel_20_46"><text:span text:style-name="T9">https://gov.nu.ca/</text:span></text:a></text:p>
      <text:p text:style-name="P5"><text:span text:style-name="T5"><text:s text:c="4"/>sub-sites</text:span><text:span text:style-name="T4">: </text:span><text:a xlink:type="simple" xlink:href="https://livehealthy.gov.nu.ca/" text:style-name="ListLabel_20_50" text:visited-style-name="ListLabel_20_50"><text:span text:style-name="T13">Healthy Living</text:span></text:a><text:span text:style-name="T4">, </text:span><text:a xlink:type="simple" xlink:href="https://nuquits.gov.nu.ca/" text:style-name="ListLabel_20_50" text:visited-style-name="ListLabel_20_50"><text:span text:style-name="T13">NUQuits</text:span></text:a><text:span text:style-name="T4">, </text:span><text:a xlink:type="simple" xlink:href="https://nuphysicians.ca/" text:style-name="ListLabel_20_50" text:visited-style-name="ListLabel_20_50"><text:span text:style-name="T13">NU Physicians</text:span></text:a></text:p>
      <text:p text:style-name="P13"><text:span text:style-name="T3">Tourism Prince Edward Island - Ask an Islander: <text:s/></text:span><text:a xlink:type="simple" xlink:href="https://www.tourismpei.com/askanislander" text:style-name="ListLabel_20_46" text:visited-style-name="ListLabel_20_46"><text:span text:style-name="T9">https://www.tourismpei.com/askanislander</text:span></text:a></text:p>
      <text:p text:style-name="P14"/>
      <text:p text:style-name="P26"><text:bookmark text:name="_lnxbz9"/><text:span text:style-name="T17">WordPress</text:span></text:p>
      <text:p text:style-name="P27"><text:bookmark text:name="_11vxe330yfko"/><text:span text:style-name="T3">Kenn Borek Air: <text:s/></text:span><text:a xlink:type="simple" xlink:href="https://borekair.com/" text:style-name="ListLabel_20_48" text:visited-style-name="ListLabel_20_48"><text:span text:style-name="T11">https://borekair.com/</text:span></text:a></text:p>
      <text:p text:style-name="P13"><text:soft-page-break/><text:span text:style-name="T3">Royal Caribbean International - Media Hub: <text:s/></text:span><text:a xlink:type="simple" xlink:href="https://www.royalcaribbean.com/connect/" text:style-name="ListLabel_20_46" text:visited-style-name="ListLabel_20_46"><text:span text:style-name="T9">https://www.royalcaribbean.com/connect/</text:span></text:a></text:p>
      <text:p text:style-name="P13"><text:span text:style-name="T3">Hilton Head Island</text:span><text:span text:style-name="T4">: <text:s/></text:span><text:a xlink:type="simple" xlink:href="https://www.hiltonheadisland.org/" text:style-name="ListLabel_20_46" text:visited-style-name="ListLabel_20_46"><text:span text:style-name="T9">https://www.hiltonheadisland.org/</text:span></text:a></text:p>
      <text:p text:style-name="P13"><text:span text:style-name="T3">1 Hotel &amp; Homes South Beach: <text:s/></text:span><text:a xlink:type="simple" xlink:href="https://brokers.1hotels.com/southbeach/" text:style-name="ListLabel_20_46" text:visited-style-name="ListLabel_20_46"><text:span text:style-name="T9">https://brokers.1hotels.com/southbeach/</text:span></text:a></text:p>
      <text:p text:style-name="P13"><text:span text:style-name="T3">Best Burners Ltd: <text:s/></text:span><text:a xlink:type="simple" xlink:href="https://www.bestburners.ca/" text:style-name="ListLabel_20_46" text:visited-style-name="ListLabel_20_46"><text:span text:style-name="T9">https://www.bestburners.ca/</text:span></text:a></text:p>
      <text:p text:style-name="P14"/>
      <text:p text:style-name="P17"><text:bookmark text:name="_44sinio"/><text:span text:style-name="T14">Personal + Social Profiles</text:span><draw:rect text:anchor-type="as-char" style:rel-width="100%" draw:z-index="5" draw:style-name="gr1" draw:text-style-name="P28" svg:width="0.0012in" svg:height="0.0213in"><text:p/></draw:rect></text:p>
      <text:p text:style-name="P3"><text:span text:style-name="T3">GitHub:</text:span><text:span text:style-name="T4"><text:tab/></text:span><text:a xlink:type="simple" xlink:href="https://github.com/jasondmoss" text:style-name="ListLabel_20_46" text:visited-style-name="ListLabel_20_46"><text:span text:style-name="T9">https://github.com/jasondmoss</text:span></text:a></text:p>
      <text:p text:style-name="P3"><text:span text:style-name="T3">Behance:</text:span><text:span text:style-name="T4"><text:tab/></text:span><text:a xlink:type="simple" xlink:href="https://www.behance.net/jasondmoss" text:style-name="ListLabel_20_46" text:visited-style-name="ListLabel_20_46"><text:span text:style-name="T9">https://www.behance.net/jasondmoss</text:span></text:a></text:p>
      <text:p text:style-name="P3"><text:span text:style-name="T3">LinkedIn:</text:span><text:span text:style-name="T4"><text:tab/></text:span><text:a xlink:type="simple" xlink:href="https://www.linkedin.com/in/jasondmoss" text:style-name="ListLabel_20_46" text:visited-style-name="ListLabel_20_46"><text:span text:style-name="T9">https://www.linkedin.com/in/jasondmoss</text:span></text:a></text:p>
      <text:p text:style-name="P3"><text:span text:style-name="T3">Twitter:</text:span><text:span text:style-name="T4"><text:tab/><text:tab/></text:span><text:a xlink:type="simple" xlink:href="https://twitter.com/jasondmoss" text:style-name="ListLabel_20_46" text:visited-style-name="ListLabel_20_46"><text:span text:style-name="T9">https://twitter.com/jasondmoss</text:span></text:a></text:p>
      <text:p text:style-name="P3"><text:span text:style-name="T3">Last.fm:</text:span><text:span text:style-name="T4"><text:tab/></text:span><text:a xlink:type="simple" xlink:href="https://www.last.fm/user/jasondmoss" text:style-name="ListLabel_20_46" text:visited-style-name="ListLabel_20_46"><text:span text:style-name="T9">https://www.last.fm/user/jasondmos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CA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0835in" loext:contextual-spacing="false" fo:line-height="100%" fo:keep-with-next="always"/>
      <style:text-properties style:font-name="Liberation Serif" fo:font-family="'Liberation Serif'" style:font-family-generic="roman" style:font-pitch="variable" fo:font-size="24pt" fo:font-weight="bold" style:font-name-asian="Liberation Serif1" style:font-family-asian="'Liberation Serif'" style:font-family-generic-asian="system" style:font-pitch-asian="variable" style:font-size-asian="24pt" style:font-weight-asian="bold" style:font-name-complex="Liberation Serif1" style:font-family-complex="'Liberation Serif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.0835in" loext:contextual-spacing="false" fo:line-height="100%" fo:keep-with-next="always"/>
      <style:text-properties style:font-name="Liberation Serif" fo:font-family="'Liberation Serif'" style:font-family-generic="roman" style:font-pitch="variable" fo:font-size="18pt" fo:font-weight="bold" style:font-name-asian="Liberation Serif1" style:font-family-asian="'Liberation Serif'" style:font-family-generic-asian="system" style:font-pitch-asian="variable" style:font-size-asian="18pt" style:font-weight-asian="bold" style:font-name-complex="Liberation Serif1" style:font-family-complex="'Liberation Serif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972in" fo:margin-bottom="0.0835in" loext:contextual-spacing="false" fo:line-height="100%" fo:keep-with-next="always"/>
      <style:text-properties style:font-name="Liberation Serif" fo:font-family="'Liberation Serif'" style:font-family-generic="roman" style:font-pitch="variable" fo:font-size="14pt" fo:font-weight="bold" style:font-name-asian="Liberation Serif1" style:font-family-asian="'Liberation Serif'" style:font-family-generic-asian="system" style:font-pitch-asian="variable" style:font-size-asian="14pt" style:font-weight-asian="bold" style:font-name-complex="Liberation Serif1" style:font-family-complex="'Liberation Serif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0835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3pt" fo:font-style="italic" fo:font-weight="bold" style:font-name-asian="Liberation Sans2" style:font-family-asian="'Liberation Sans'" style:font-family-generic-asian="system" style:font-pitch-asian="variable" style:font-size-asian="13pt" style:font-style-asian="italic" style:font-weight-asian="bold" style:font-name-complex="Liberation Sans2" style:font-family-complex="'Liberation Sans'" style:font-family-generic-complex="system" style:font-pitch-complex="variable" style:font-size-complex="13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0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fo:font-size="10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fo:font-size="10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font-size="10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fo:color="#1155cc"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7" style:display-name="ListLabel 47" style:family="text">
      <style:text-properties fo:color="#1155cc" fo:font-size="10pt" fo:font-style="normal" fo:font-weight="normal" style:font-size-asian="10pt" style:font-style-asian="normal" style:font-weight-asian="normal" style:font-size-complex="10pt"/>
    </style:style>
    <style:style style:name="ListLabel_20_48" style:display-name="ListLabel 48" style:family="text">
      <style:text-properties fo:color="#1155cc" fo:font-size="10pt" fo:font-weight="normal" style:font-size-asian="10pt" style:font-weight-asian="normal" style:font-size-complex="10pt"/>
    </style:style>
    <style:style style:name="ListLabel_20_49" style:display-name="ListLabel 49" style:family="text">
      <style:text-properties fo:color="#1155cc" fo:font-size="10pt" style:text-underline-style="solid" style:text-underline-width="auto" style:text-underline-color="font-color" fo:font-weight="normal" style:font-size-asian="10pt" style:font-weight-asian="normal" style:font-size-complex="10pt"/>
    </style:style>
    <style:style style:name="ListLabel_20_50" style:display-name="ListLabel 50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38" style:num-suffix="●" text:bullet-char="●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3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4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4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44" style:num-suffix="●" text:bullet-char="●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4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92" meta:word-count="570" meta:character-count="4434" meta:non-whitespace-character-count="3948"/>
    <meta:generator>LibreOfficeDev/6.0.5.2$Linux_X86_64 LibreOffice_project/</meta:generator>
  </office:meta>
</office:document-meta>
</file>